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67a8" officeooo:paragraph-rsid="000867a8"/>
    </style:style>
    <style:style style:name="P2" style:family="paragraph" style:parent-style-name="Standard">
      <style:paragraph-properties fo:text-align="center" style:justify-single-word="false"/>
      <style:text-properties fo:font-size="14pt" fo:font-weight="bold" officeooo:rsid="000867a8" officeooo:paragraph-rsid="000867a8"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paragraph-rsid="000867a8" style:font-size-asian="14pt" style:font-weight-asian="bold" style:font-size-complex="14pt" style:font-weight-complex="bold"/>
    </style:style>
    <style:style style:name="P4" style:family="paragraph" style:parent-style-name="Standard">
      <style:paragraph-properties fo:line-height="150%"/>
      <style:text-properties fo:font-size="14pt" fo:font-weight="bold" officeooo:paragraph-rsid="000867a8" style:font-size-asian="14pt" style:font-weight-asian="bold" style:font-size-complex="14pt" style:font-weight-complex="bold"/>
    </style:style>
    <style:style style:name="P5" style:family="paragraph" style:parent-style-name="Standard">
      <style:paragraph-properties fo:line-height="150%" fo:text-align="center" style:justify-single-word="false"/>
      <style:text-properties fo:font-size="14pt" fo:font-weight="bold" officeooo:paragraph-rsid="000867a8" style:font-size-asian="14pt" style:font-weight-asian="bold" style:font-size-complex="14pt" style:font-weight-complex="bold"/>
    </style:style>
    <style:style style:name="P6" style:family="paragraph" style:parent-style-name="Standard">
      <style:paragraph-properties fo:line-height="150%" fo:text-align="center" style:justify-single-word="false"/>
      <style:text-properties fo:font-size="14pt" fo:font-weight="bold" officeooo:paragraph-rsid="000867a8" style:font-size-asian="14pt" style:font-weight-asian="bold" style:font-size-complex="14pt"/>
    </style:style>
    <style:style style:name="P7" style:family="paragraph" style:parent-style-name="Standard">
      <style:paragraph-properties fo:line-height="150%"/>
      <style:text-properties fo:font-size="14pt" fo:font-weight="bold" officeooo:paragraph-rsid="000867a8" style:font-size-asian="14pt" style:font-weight-asian="bold" style:font-size-complex="14pt"/>
    </style:style>
    <style:style style:name="P8" style:family="paragraph" style:parent-style-name="Standard">
      <style:paragraph-properties fo:line-height="150%" fo:text-align="center" style:justify-single-word="false"/>
      <style:text-properties fo:font-size="14pt" fo:font-weight="bold" officeooo:rsid="000867a8" officeooo:paragraph-rsid="000867a8" style:font-size-asian="14pt" style:font-weight-asian="bold" style:font-size-complex="14pt"/>
    </style:style>
    <style:style style:name="P9" style:family="paragraph" style:parent-style-name="Standard">
      <style:paragraph-properties fo:line-height="150%" fo:text-align="center" style:justify-single-word="false"/>
      <style:text-properties fo:font-size="14pt" fo:font-weight="bold" officeooo:rsid="000a0120" officeooo:paragraph-rsid="000a0120" style:font-size-asian="14pt" style:font-weight-asian="bold" style:font-size-complex="14pt"/>
    </style:style>
    <style:style style:name="P10" style:family="paragraph" style:parent-style-name="Standard">
      <style:paragraph-properties fo:line-height="150%"/>
      <style:text-properties fo:color="#ff0000" fo:font-size="14pt" fo:font-weight="bold" officeooo:paragraph-rsid="000867a8" style:font-size-asian="14pt" style:font-weight-asian="bold" style:font-size-complex="14pt"/>
    </style:style>
    <style:style style:name="P11" style:family="paragraph" style:parent-style-name="Standard">
      <style:paragraph-properties fo:line-height="150%"/>
      <style:text-properties officeooo:paragraph-rsid="000867a8"/>
    </style:style>
    <style:style style:name="P12" style:family="paragraph" style:parent-style-name="Standard">
      <style:text-properties officeooo:paragraph-rsid="000867a8"/>
    </style:style>
    <style:style style:name="P13" style:family="paragraph" style:parent-style-name="Standard">
      <style:paragraph-properties fo:line-height="150%" fo:text-align="center" style:justify-single-word="false"/>
      <style:text-properties fo:font-size="28pt" fo:font-weight="bold" officeooo:rsid="000867a8" officeooo:paragraph-rsid="000867a8" style:font-size-asian="28pt" style:font-weight-asian="bold" style:font-size-complex="28pt"/>
    </style:style>
    <style:style style:name="P14" style:family="paragraph" style:parent-style-name="Standard">
      <style:paragraph-properties fo:line-height="150%" fo:text-align="center" style:justify-single-word="false"/>
      <style:text-properties fo:font-size="16pt" fo:font-weight="bold" officeooo:rsid="000867a8" officeooo:paragraph-rsid="000867a8" style:font-size-asian="16pt" style:font-weight-asian="bold" style:font-size-complex="16pt" style:font-weight-complex="bold"/>
    </style:style>
    <style:style style:name="P15" style:family="paragraph" style:parent-style-name="Standard">
      <style:paragraph-properties fo:text-align="start" style:justify-single-word="false"/>
      <style:text-properties fo:font-size="12pt" fo:font-weight="normal" officeooo:rsid="000867a8" officeooo:paragraph-rsid="000867a8" style:font-size-asian="10.5pt" style:font-weight-asian="normal" style:font-size-complex="12pt" style:font-weight-complex="normal"/>
    </style:style>
    <style:style style:name="P16" style:family="paragraph" style:parent-style-name="Standard">
      <style:paragraph-properties fo:break-before="page"/>
      <style:text-properties officeooo:paragraph-rsid="000867a8"/>
    </style:style>
    <style:style style:name="P17" style:family="paragraph" style:parent-style-name="Standard">
      <loext:graphic-properties draw:fill="none"/>
      <style:paragraph-properties fo:margin-top="0.1598in" fo:margin-bottom="0in" loext:contextual-spacing="false" fo:line-height="100%" fo:text-align="justify" style:justify-single-word="false" fo:background-color="transparent" style:shadow="none" style:writing-mode="page"/>
      <style:text-properties fo:font-size="12pt" fo:font-weight="normal" officeooo:rsid="000867a8" officeooo:paragraph-rsid="00187d54" style:font-size-asian="10.5pt" style:font-weight-asian="normal" style:font-size-complex="12pt" style:font-weight-complex="normal"/>
    </style:style>
    <style:style style:name="P18" style:family="paragraph" style:parent-style-name="Standard">
      <loext:graphic-properties draw:fill="none"/>
      <style:paragraph-properties fo:margin-top="0.1598in" fo:margin-bottom="0in" loext:contextual-spacing="false" fo:line-height="100%" fo:text-align="justify" style:justify-single-word="false" fo:background-color="transparent" style:shadow="none" style:writing-mode="page"/>
      <style:text-properties fo:font-size="12pt" fo:font-weight="normal" officeooo:rsid="000867a8" officeooo:paragraph-rsid="000867a8" style:font-size-asian="10.5pt" style:font-weight-asian="normal" style:font-size-complex="12pt" style:font-weight-complex="normal"/>
    </style:style>
    <style:style style:name="P19" style:family="paragraph" style:parent-style-name="Text_20_body">
      <style:text-properties fo:font-size="12pt" style:font-size-asian="10.5pt" style:font-size-complex="12pt"/>
    </style:style>
    <style:style style:name="P20" style:family="paragraph" style:parent-style-name="Text_20_body">
      <style:paragraph-properties fo:text-align="justify" style:justify-single-word="false"/>
      <style:text-properties fo:font-size="12pt" fo:language="ro" fo:country="RO" style:font-size-asian="10.5pt" style:font-size-complex="12pt"/>
    </style:style>
    <style:style style:name="P21" style:family="paragraph" style:parent-style-name="Text_20_body">
      <style:paragraph-properties fo:text-align="justify" style:justify-single-word="false"/>
      <style:text-properties fo:font-size="12pt" fo:language="ro" fo:country="RO" officeooo:paragraph-rsid="001fd89b" style:font-size-asian="10.5pt" style:font-size-complex="12pt"/>
    </style:style>
    <style:style style:name="P22" style:family="paragraph" style:parent-style-name="Text_20_body">
      <style:paragraph-properties fo:text-align="justify" style:justify-single-word="false"/>
      <style:text-properties fo:font-size="12pt" fo:language="ro" fo:country="RO" fo:font-weight="normal" style:font-size-asian="10.5pt" style:font-weight-asian="normal" style:font-size-complex="12pt" style:font-weight-complex="normal"/>
    </style:style>
    <style:style style:name="P23" style:family="paragraph" style:parent-style-name="Text_20_body">
      <style:paragraph-properties fo:text-align="justify" style:justify-single-word="false"/>
      <style:text-properties fo:font-size="12pt" fo:language="ro" fo:country="RO" fo:font-weight="normal" officeooo:paragraph-rsid="0021f3d2" style:font-size-asian="10.5pt" style:font-weight-asian="normal" style:font-size-complex="12pt" style:font-weight-complex="normal"/>
    </style:style>
    <style:style style:name="P24" style:family="paragraph" style:parent-style-name="Text_20_body">
      <style:paragraph-properties fo:text-align="justify" style:justify-single-word="false"/>
      <style:text-properties fo:font-size="12pt" fo:language="ro" fo:country="RO" fo:font-weight="normal" officeooo:rsid="00227fe7" officeooo:paragraph-rsid="00227fe7" style:font-size-asian="10.5pt" style:font-weight-asian="normal" style:font-size-complex="12pt" style:font-weight-complex="normal"/>
    </style:style>
    <style:style style:name="P25" style:family="paragraph" style:parent-style-name="Text_20_body">
      <style:text-properties fo:font-size="12pt" fo:font-weight="normal" style:font-size-asian="10.5pt" style:font-weight-asian="normal" style:font-size-complex="12pt" style:font-weight-complex="normal"/>
    </style:style>
    <style:style style:name="P26" style:family="paragraph" style:parent-style-name="Text_20_body">
      <style:text-properties fo:font-size="12pt" fo:font-weight="normal" style:font-size-asian="12pt" style:font-weight-asian="normal" style:font-size-complex="12pt" style:font-weight-complex="normal"/>
    </style:style>
    <style:style style:name="P27" style:family="paragraph" style:parent-style-name="Text_20_body">
      <style:text-properties fo:font-size="12pt" fo:font-weight="normal" officeooo:paragraph-rsid="0024766e" style:font-size-asian="12pt" style:font-weight-asian="normal" style:font-size-complex="12pt" style:font-weight-complex="normal"/>
    </style:style>
    <style:style style:name="P28" style:family="paragraph" style:parent-style-name="Text_20_body">
      <style:text-properties fo:font-size="12pt" fo:font-weight="normal" officeooo:paragraph-rsid="0024e8e3" style:font-size-asian="12pt" style:font-weight-asian="normal" style:font-size-complex="12pt" style:font-weight-complex="normal"/>
    </style:style>
    <style:style style:name="P29" style:family="paragraph" style:parent-style-name="Text_20_body">
      <style:text-properties fo:font-size="12pt" officeooo:paragraph-rsid="0024e8e3" style:font-size-asian="12pt" style:font-size-complex="12pt"/>
    </style:style>
    <style:style style:name="P30" style:family="paragraph" style:parent-style-name="Text_20_body">
      <style:paragraph-properties fo:text-align="justify" style:justify-single-word="false"/>
    </style:style>
    <style:style style:name="P31" style:family="paragraph" style:parent-style-name="Text_20_body">
      <style:paragraph-properties fo:margin-top="0.1in" fo:margin-bottom="0in" loext:contextual-spacing="false" fo:text-align="justify" style:justify-single-word="false" style:writing-mode="page"/>
    </style:style>
    <style:style style:name="P32"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fo:language="ro" fo:country="RO"/>
    </style:style>
    <style:style style:name="P33"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fo:language="ro" fo:country="RO" officeooo:paragraph-rsid="000b818b"/>
    </style:style>
    <style:style style:name="P34"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fo:language="ro" fo:country="RO" officeooo:paragraph-rsid="0014b6fb"/>
    </style:style>
    <style:style style:name="P35"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fo:language="ro" fo:country="RO" officeooo:paragraph-rsid="0019c1e5"/>
    </style:style>
    <style:style style:name="P36"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Liberation Serif" fo:font-size="12pt" fo:language="ro" fo:country="RO" style:font-size-asian="12pt" style:font-size-complex="12pt"/>
    </style:style>
    <style:style style:name="P37"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fo:font-size="12pt" fo:font-weight="normal" officeooo:rsid="002d1a3c" officeooo:paragraph-rsid="002d1a3c" style:font-size-asian="10.5pt" style:font-weight-asian="normal" style:font-size-complex="12pt" style:font-weight-complex="normal"/>
    </style:style>
    <style:style style:name="P38" style:family="paragraph" style:parent-style-name="Heading">
      <style:paragraph-properties>
        <style:tab-stops>
          <style:tab-stop style:position="6.6953in" style:type="right" style:leader-style="dotted" style:leader-text="."/>
        </style:tab-stops>
      </style:paragraph-properties>
    </style:style>
    <style:style style:name="P39" style:family="paragraph" style:parent-style-name="Heading_20_1" style:list-style-name="">
      <style:paragraph-properties fo:text-align="start" style:justify-single-word="false" fo:break-before="page"/>
      <style:text-properties officeooo:paragraph-rsid="000867a8"/>
    </style:style>
    <style:style style:name="P40" style:family="paragraph" style:parent-style-name="Heading_20_1">
      <style:paragraph-properties fo:margin-top="0.1in" fo:margin-bottom="0in" loext:contextual-spacing="false" fo:text-align="justify" style:justify-single-word="false" style:writing-mode="page"/>
      <style:text-properties style:font-name="Liberation Serif" fo:font-size="28pt" fo:font-weight="bold" officeooo:rsid="000867a8" style:font-name-asian="Noto Sans CJK SC Regular" style:font-size-asian="28pt" style:font-weight-asian="bold" style:font-name-complex="Lohit Devanagari" style:font-size-complex="28pt" style:font-weight-complex="bold"/>
    </style:style>
    <style:style style:name="P41" style:family="paragraph" style:parent-style-name="Heading_20_1">
      <style:paragraph-properties fo:margin-top="0.1in" fo:margin-bottom="0in" loext:contextual-spacing="false" fo:text-align="justify" style:justify-single-word="false" fo:break-before="page" style:writing-mode="page"/>
    </style:style>
    <style:style style:name="P42"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style>
    <style:style style:name="P43"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Liberation Serif" fo:font-size="28pt" style:font-size-asian="28pt" style:font-size-complex="28pt"/>
    </style:style>
    <style:style style:name="P44"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Liberation Serif"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P45" style:family="paragraph" style:parent-style-name="Contents_20_2">
      <style:paragraph-properties>
        <style:tab-stops>
          <style:tab-stop style:position="6.4984in" style:type="right" style:leader-style="dotted" style:leader-text="."/>
        </style:tab-stops>
      </style:paragraph-properties>
    </style:style>
    <style:style style:name="P46" style:family="paragraph" style:parent-style-name="Footer">
      <style:paragraph-properties fo:text-align="center" style:justify-single-word="false"/>
      <style:text-properties officeooo:rsid="0017c33e" officeooo:paragraph-rsid="0017c33e"/>
    </style:style>
    <style:style style:name="P47" style:family="paragraph" style:parent-style-name="Heading_20_2">
      <style:paragraph-properties fo:text-align="justify" style:justify-single-word="false"/>
      <style:text-properties fo:language="ro" fo:country="RO"/>
    </style:style>
    <style:style style:name="P48" style:family="paragraph" style:parent-style-name="Heading_20_2">
      <style:paragraph-properties fo:text-align="justify" style:justify-single-word="false"/>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0867a8" style:font-size-asian="14pt" style:font-weight-asian="bold" style:font-size-complex="14pt"/>
    </style:style>
    <style:style style:name="T3" style:family="text">
      <style:text-properties fo:font-size="14pt" fo:font-weight="bold" officeooo:rsid="000e033d" style:font-size-asian="14pt" style:font-weight-asian="bold" style:font-size-complex="14pt"/>
    </style:style>
    <style:style style:name="T4" style:family="text">
      <style:text-properties fo:font-size="14pt" fo:language="ro" fo:country="RO" fo:font-weight="bold" style:font-size-asian="14pt" style:font-weight-asian="bold" style:font-size-complex="14pt"/>
    </style:style>
    <style:style style:name="T5" style:family="text">
      <style:text-properties officeooo:rsid="000a4619"/>
    </style:style>
    <style:style style:name="T6" style:family="text">
      <style:text-properties officeooo:rsid="000b818b"/>
    </style:style>
    <style:style style:name="T7" style:family="text">
      <style:text-properties officeooo:rsid="000b818b" style:font-size-asian="10.5pt"/>
    </style:style>
    <style:style style:name="T8" style:family="text">
      <style:text-properties officeooo:rsid="000f73bb"/>
    </style:style>
    <style:style style:name="T9" style:family="text">
      <style:text-properties officeooo:rsid="0014b6fb"/>
    </style:style>
    <style:style style:name="T10" style:family="text">
      <style:text-properties officeooo:rsid="00169f78"/>
    </style:style>
    <style:style style:name="T11" style:family="text">
      <style:text-properties officeooo:rsid="0019c1e5"/>
    </style:style>
    <style:style style:name="T12" style:family="text">
      <style:text-properties fo:font-size="12pt" fo:font-weight="normal" officeooo:rsid="0017c33e" style:font-size-asian="10.5pt" style:font-weight-asian="normal" style:font-size-complex="12pt" style:font-weight-complex="normal"/>
    </style:style>
    <style:style style:name="T13" style:family="text">
      <style:text-properties fo:font-size="12pt" fo:font-weight="normal" officeooo:rsid="0018e7f7" style:font-size-asian="10.5pt" style:font-weight-asian="normal" style:font-size-complex="12pt" style:font-weight-complex="normal"/>
    </style:style>
    <style:style style:name="T14" style:family="text">
      <style:text-properties fo:font-size="12pt" fo:font-weight="normal" officeooo:rsid="0019c1e5" style:font-size-asian="10.5pt" style:font-weight-asian="normal" style:font-size-complex="12pt" style:font-weight-complex="normal"/>
    </style:style>
    <style:style style:name="T15" style:family="text">
      <style:text-properties style:font-name="Liberation Serif"/>
    </style:style>
    <style:style style:name="T16" style:family="text">
      <style:text-properties style:font-name="Liberation Serif" fo:font-size="24pt" style:font-size-asian="24pt" style:font-size-complex="24pt"/>
    </style:style>
    <style:style style:name="T17" style:family="text">
      <style:text-properties style:font-name="Liberation Serif" fo:font-size="24pt" fo:font-weight="bold" officeooo:rsid="000867a8" style:font-name-asian="Noto Sans CJK SC Regular" style:font-size-asian="24pt" style:font-weight-asian="bold" style:font-name-complex="Lohit Devanagari" style:font-size-complex="24pt" style:font-weight-complex="bold"/>
    </style:style>
    <style:style style:name="T18" style:family="text">
      <style:text-properties style:font-name="Liberation Serif"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T19" style:family="text">
      <style:text-properties style:font-name="Liberation Serif" officeooo:rsid="001d2725"/>
    </style:style>
    <style:style style:name="T20" style:family="text">
      <style:text-properties style:font-name="Liberation Serif" officeooo:rsid="001e1c18"/>
    </style:style>
    <style:style style:name="T21" style:family="text">
      <style:text-properties style:font-name="Liberation Serif" officeooo:rsid="001fca72"/>
    </style:style>
    <style:style style:name="T22" style:family="text">
      <style:text-properties style:font-name="Liberation Serif" fo:font-size="12pt" fo:language="ro" fo:country="RO" style:font-size-asian="10.5pt" style:font-size-complex="12pt"/>
    </style:style>
    <style:style style:name="T23" style:family="text">
      <style:text-properties style:font-name="Liberation Serif" style:font-name-asian="Noto Sans CJK SC Regular" style:font-name-complex="Lohit Devanagari"/>
    </style:style>
    <style:style style:name="T24" style:family="text">
      <style:text-properties style:font-name="Liberation Serif" officeooo:rsid="000867a8" style:font-name-asian="Noto Sans CJK SC Regular" style:font-name-complex="Lohit Devanagari"/>
    </style:style>
    <style:style style:name="T25" style:family="text">
      <style:text-properties style:font-name="Liberation Serif" officeooo:rsid="0021f3d2" style:font-name-asian="Noto Sans CJK SC Regular" style:font-name-complex="Lohit Devanagari"/>
    </style:style>
    <style:style style:name="T26" style:family="text">
      <style:text-properties style:font-name="Liberation Serif" officeooo:rsid="0023415e" style:font-name-asian="Noto Sans CJK SC Regular" style:font-name-complex="Lohit Devanagari"/>
    </style:style>
    <style:style style:name="T27" style:family="text">
      <style:text-properties style:font-name="Liberation Serif" officeooo:rsid="002352e0" style:font-name-asian="Noto Sans CJK SC Regular" style:font-name-complex="Lohit Devanagari"/>
    </style:style>
    <style:style style:name="T28" style:family="text">
      <style:text-properties style:font-name="Liberation Serif" officeooo:rsid="002c8fa1" style:font-name-asian="Noto Sans CJK SC Regular" style:font-name-complex="Lohit Devanagari"/>
    </style:style>
    <style:style style:name="T29" style:family="text">
      <style:text-properties style:font-name="Liberation Serif" officeooo:rsid="002cc767" style:font-name-asian="Noto Sans CJK SC Regular" style:font-name-complex="Lohit Devanagari"/>
    </style:style>
    <style:style style:name="T30" style:family="text">
      <style:text-properties style:font-name="Liberation Serif" officeooo:rsid="002d1a3c" style:font-name-asian="Noto Sans CJK SC Regular" style:font-name-complex="Lohit Devanagari"/>
    </style:style>
    <style:style style:name="T31" style:family="text">
      <style:text-properties style:font-name="Liberation Serif" officeooo:rsid="002e9793" style:font-name-asian="Noto Sans CJK SC Regular" style:font-name-complex="Lohit Devanagari"/>
    </style:style>
    <style:style style:name="T32" style:family="text">
      <style:text-properties style:font-name="Liberation Serif" officeooo:rsid="001fd89b"/>
    </style:style>
    <style:style style:name="T33" style:family="text">
      <style:text-properties style:font-name="Liberation Serif" fo:language="ro" fo:country="RO" style:font-name-asian="Noto Sans CJK SC Regular" style:font-name-complex="Lohit Devanagari"/>
    </style:style>
    <style:style style:name="T34" style:family="text">
      <style:text-properties style:font-name="Liberation Serif" fo:language="ro" fo:country="RO" officeooo:rsid="000867a8" style:font-name-asian="Noto Sans CJK SC Regular" style:font-name-complex="Lohit Devanagari"/>
    </style:style>
    <style:style style:name="T35" style:family="text">
      <style:text-properties style:font-name="Liberation Serif" fo:language="ro" fo:country="RO" officeooo:rsid="002352e0" style:font-name-asian="Noto Sans CJK SC Regular" style:font-name-complex="Lohit Devanagari"/>
    </style:style>
    <style:style style:name="T36" style:family="text">
      <style:text-properties style:font-name="Liberation Serif" fo:language="ro" fo:country="RO" officeooo:rsid="0024766e" style:font-name-asian="Noto Sans CJK SC Regular" style:font-name-complex="Lohit Devanagari"/>
    </style:style>
    <style:style style:name="T37" style:family="text">
      <style:text-properties style:font-name="Liberation Serif" fo:language="ro" fo:country="RO" officeooo:rsid="00262c49" style:font-name-asian="Noto Sans CJK SC Regular" style:font-name-complex="Lohit Devanagari"/>
    </style:style>
    <style:style style:name="T38" style:family="text">
      <style:text-properties style:font-name="Liberation Serif" fo:language="ro" fo:country="RO" fo:font-weight="normal" officeooo:rsid="0024766e" style:font-name-asian="Noto Sans CJK SC Regular" style:font-weight-asian="normal" style:font-name-complex="Lohit Devanagari" style:font-weight-complex="normal"/>
    </style:style>
    <style:style style:name="T39" style:family="text">
      <style:text-properties style:font-name="Liberation Serif" fo:language="ro" fo:country="RO" fo:font-weight="normal" officeooo:rsid="0024e8e3" style:font-name-asian="Noto Sans CJK SC Regular" style:font-weight-asian="normal" style:font-name-complex="Lohit Devanagari" style:font-weight-complex="normal"/>
    </style:style>
    <style:style style:name="T40" style:family="text">
      <style:text-properties style:font-name="Liberation Serif" fo:language="ro" fo:country="RO" fo:font-weight="normal" officeooo:rsid="000867a8" style:font-name-asian="Noto Sans CJK SC Regular" style:font-weight-asian="normal" style:font-name-complex="Lohit Devanagari" style:font-weight-complex="normal"/>
    </style:style>
    <style:style style:name="T41" style:family="text">
      <style:text-properties style:font-name="Liberation Serif" fo:language="ro" fo:country="RO" fo:font-weight="normal" officeooo:rsid="00262c49" style:font-name-asian="Noto Sans CJK SC Regular" style:font-weight-asian="normal" style:font-name-complex="Lohit Devanagari" style:font-weight-complex="normal"/>
    </style:style>
    <style:style style:name="T42" style:family="text">
      <style:text-properties style:font-name="Liberation Serif" fo:language="ro" fo:country="RO" fo:font-weight="normal" officeooo:rsid="00280bd9" style:font-name-asian="Noto Sans CJK SC Regular" style:font-weight-asian="normal" style:font-name-complex="Lohit Devanagari" style:font-weight-complex="normal"/>
    </style:style>
    <style:style style:name="T43" style:family="text">
      <style:text-properties style:font-name="Liberation Serif" fo:language="ro" fo:country="RO" fo:font-weight="normal" officeooo:rsid="0029a692" style:font-name-asian="Noto Sans CJK SC Regular" style:font-size-asian="12pt" style:font-weight-asian="normal" style:font-name-complex="Lohit Devanagari" style:font-weight-complex="normal"/>
    </style:style>
    <style:style style:name="T44" style:family="text">
      <style:text-properties style:font-name="Liberation Serif" fo:language="ro" fo:country="RO" fo:font-weight="normal" officeooo:rsid="002ad04b" style:font-name-asian="Noto Sans CJK SC Regular" style:font-size-asian="12pt" style:font-weight-asian="normal" style:font-name-complex="Lohit Devanagari" style:font-weight-complex="normal"/>
    </style:style>
    <style:style style:name="T45" style:family="text">
      <style:text-properties style:font-name="Liberation Serif" fo:background-color="#fff200" loext:char-shading-value="0" style:font-name-asian="Noto Sans CJK SC Regular" style:font-name-complex="Lohit Devanagari"/>
    </style:style>
    <style:style style:name="T46" style:family="text">
      <style:text-properties style:font-name="Liberation Serif" officeooo:rsid="002cc767" fo:background-color="#fff200" loext:char-shading-value="0"/>
    </style:style>
    <style:style style:name="T47" style:family="text">
      <style:text-properties style:font-name="Liberation Serif" fo:font-style="italic" officeooo:rsid="002d1a3c" style:font-name-asian="Noto Sans CJK SC Regular" style:font-style-asian="italic" style:font-name-complex="Lohit Devanagari" style:font-style-complex="italic"/>
    </style:style>
    <style:style style:name="T48" style:family="text">
      <style:text-properties style:font-name="Liberation Serif" fo:font-style="normal" officeooo:rsid="002d1a3c" style:font-name-asian="Noto Sans CJK SC Regular" style:font-style-asian="normal" style:font-name-complex="Lohit Devanagari" style:font-style-complex="normal"/>
    </style:style>
    <style:style style:name="T49" style:family="text">
      <style:text-properties style:font-name="Liberation Serif" fo:font-style="normal" officeooo:rsid="002e9793" style:font-name-asian="Noto Sans CJK SC Regular" style:font-style-asian="normal" style:font-name-complex="Lohit Devanagari" style:font-style-complex="normal"/>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NIVERSITATEA DIN BUCURESTI</text:p>
      <text:p text:style-name="P8">FACULTATEA DE MATEMATICĂ ŞI INFORMATICĂ</text:p>
      <text:p text:style-name="P9">BAZE DE DATE ŞI TEHNOLOGII WEB</text:p>
      <text:p text:style-name="P7"/>
      <text:p text:style-name="P7"/>
      <text:p text:style-name="P10"/>
      <text:p text:style-name="P10"/>
      <text:p text:style-name="P7"/>
      <text:p text:style-name="P7"/>
      <text:p text:style-name="P13">LUCRARE DE DIZERTAŢIE</text:p>
      <text:p text:style-name="P4"/>
      <text:p text:style-name="P14">UTILIZAREA ALGORITMILOR DE SUMARIZARE AUTOMATĂ ÎNTR-O APLICAŢIE DE PREZENTARE A ŞTIRILOR</text:p>
      <text:p text:style-name="P5"/>
      <text:p text:style-name="P6"/>
      <text:p text:style-name="P6"/>
      <text:p text:style-name="P6"/>
      <text:p text:style-name="P11"><text:span text:style-name="T1"/></text:p>
      <text:p text:style-name="P11"><text:span text:style-name="T1"/></text:p>
      <text:p text:style-name="P11"><text:span text:style-name="T1"/></text:p>
      <text:p text:style-name="P11"><text:span text:style-name="T1"/></text:p>
      <text:p text:style-name="P11"><text:span text:style-name="T1">Coordonator ştiinţific: <text:tab/><text:tab/><text:tab/><text:tab/><text:tab/><text:tab/><text:tab/>Autor</text:span><text:span text:style-name="T4">:</text:span></text:p>
      <text:p text:style-name="P11"><text:span text:style-name="T2">Conf. </text:span><text:span text:style-name="T3">D</text:span><text:span text:style-name="T2">r. Popescu Marius</text:span><text:span text:style-name="T1"> <text:tab/><text:tab/><text:tab/><text:tab/><text:tab/></text:span><text:span text:style-name="T2">Făşie Ilie Mădălin</text:span></text:p>
      <text:p text:style-name="P11"/>
      <text:p text:style-name="P12"/>
      <text:p text:style-name="P12"/>
      <text:p text:style-name="P12"/>
      <text:p text:style-name="P12"/>
      <text:p text:style-name="P12"/>
      <text:p text:style-name="P16"/>
      <text:p text:style-name="P16"/>
      <text:p text:style-name="P1"/>
      <text:p text:style-name="P3">BUCUREŞTI</text:p>
      <text:p text:style-name="P2">2018</text:p>
      <text:table-of-content text:style-name="Sect1" text:protected="true" text:name="Table of Contents1">
        <text:table-of-content-source text:outline-level="10">
          <text:index-title-template text:style-name="Contents_20_Heading">Cuprins</text:index-title-template>
          <text:table-of-content-entry-template text:outline-level="1" text:style-name="Heading">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38"><text:a xlink:type="simple" xlink:href="#__RefHeading___Toc109_4293233207" text:style-name="Index_20_Link" text:visited-style-name="Index_20_Link">1. Introducere<text:tab/>6</text:a></text:p>
          <text:p text:style-name="P38"><text:a xlink:type="simple" xlink:href="#__RefHeading___Toc215_4293233207" text:style-name="Index_20_Link" text:visited-style-name="Index_20_Link">2. Tehnologii utilizate<text:tab/>7</text:a></text:p>
          <text:p text:style-name="P45"><text:a xlink:type="simple" xlink:href="#__RefHeading___Toc313_4293233207" text:style-name="Index_20_Link" text:visited-style-name="Index_20_Link"><text:s/>2.1. Python<text:tab/>7</text:a></text:p>
          <text:p text:style-name="P45"><text:a xlink:type="simple" xlink:href="#__RefHeading___Toc315_4293233207" text:style-name="Index_20_Link" text:visited-style-name="Index_20_Link"><text:s/>2.2. Django<text:tab/>7</text:a></text:p>
          <text:p text:style-name="P45"><text:a xlink:type="simple" xlink:href="#__RefHeading___Toc317_4293233207" text:style-name="Index_20_Link" text:visited-style-name="Index_20_Link"><text:s/>2.3. HTML şi CSS<text:tab/>8</text:a></text:p>
          <text:p text:style-name="P45"><text:a xlink:type="simple" xlink:href="#__RefHeading___Toc319_4293233207" text:style-name="Index_20_Link" text:visited-style-name="Index_20_Link"><text:s/>2.4. JavaScript<text:tab/>8</text:a></text:p>
          <text:p text:style-name="P38"><text:a xlink:type="simple" xlink:href="#__RefHeading___Toc217_4293233207" text:style-name="Index_20_Link" text:visited-style-name="Index_20_Link">3. Deschiderea aplicaţiei<text:tab/>9</text:a></text:p>
          <text:p text:style-name="P38"><text:a xlink:type="simple" xlink:href="#__RefHeading___Toc219_4293233207" text:style-name="Index_20_Link" text:visited-style-name="Index_20_Link">4. Arhitectura aplicaţiei<text:tab/>9</text:a></text:p>
          <text:p text:style-name="P38"><text:a xlink:type="simple" xlink:href="#__RefHeading___Toc221_4293233207" text:style-name="Index_20_Link" text:visited-style-name="Index_20_Link">5. Îmbunătăţiri ulterioare<text:tab/>9</text:a></text:p>
          <text:p text:style-name="P38"><text:a xlink:type="simple" xlink:href="#__RefHeading___Toc223_4293233207" text:style-name="Index_20_Link" text:visited-style-name="Index_20_Link">6. Concluzii<text:tab/>9</text:a></text:p>
        </text:index-body>
      </text:table-of-conten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h text:style-name="P39" text:outline-level="1"/>
      <text:h text:style-name="P41" text:outline-level="1"/>
      <text:h text:style-name="P40" text:outline-level="1"><text:bookmark-start text:name="__RefHeading___Toc109_4293233207"/>1. Introducere<text:bookmark-end text:name="__RefHeading___Toc109_4293233207"/></text:h>
      <text:p text:style-name="P31"/>
      <text:p text:style-name="P32"><text:tab/><text:span text:style-name="T5">Internetul este una dintre cele mai importante invenţii ale ultimului secol. Datorită acestuia, oricine poate avea acces la informaţii, comunicarea între persoane este mult mai uşoară, majoritatea serviciilor au un analog in mediul online şi lista continuă. </text:span></text:p>
      <text:p text:style-name="P33"><text:tab/><text:span text:style-name="T6">Având toate aceste informaţii şi servicii la numai un click </text:span><text:span text:style-name="T7">distanţă</text:span><text:span text:style-name="T6">, internetul poate părea copleşitor. Suntem conectaţi cu toată lumea, ştirile se răspândesc rapid, iar, de aceea, devine foarte greu, dacă nu chiar imposibil, să ţinem pasul cu tot toate acestea. Apare, astfel, nevoia unei modalităţi de a extrage doar informaţiile folositoare dintr-un text de dimensiuni mari, fără a pierde esenţa acestuia.</text:span></text:p>
      <text:p text:style-name="P33"><text:tab/><text:span text:style-name="T8">Prezenta lucrare îşi propune să trateze această problemă şi oferă o modalitate de agregare a articolelor diferitelor publicaţii de ştiri pe care, mai apoi, le sumarizează în trei paragrafe păstrând astfel doar esenţa textului.</text:span></text:p>
      <text:p text:style-name="P34"><text:tab/><text:span text:style-name="T9">În capitolele care urmează, vom analiza în detaliu această aplicaţie astfel că, în al doilea capitol vom discuta despre tehnologiile folosite pentru dezvoltarea acesteia. După cum vom vedea, tehnologia principala a fost Python împreună cu framework-ul web Django. Sintaxa uşor de citit şi înţeles a Python combinată cu metodele specifice aplicaţiilor web şi arhitectura MVC incluse în Django, ne oferă un mediu de dezvoltare foarte stabil şi puternic.</text:span></text:p>
      <text:p text:style-name="P34"><text:tab/><text:span text:style-name="T10">Următorul capitol are drept scop prezentarea aplicaţiei din punctul de vedere al unui utilizator normal. După cum vom vedea în acest capitol, aplicaţia deşi porneşte de la o idee aparent simplă, este, totuşi, foarte interactivă, oferind dreptul utilizatorului să voteze ştirile pe care le consideră importante, să îşi sumarizeze propriul articol care nu a fost publicat în aplicaţie sau să scrie propriile articole într-o secţiune separată.</text:span></text:p>
      <text:p text:style-name="P35"><text:tab/><text:span text:style-name="T11">C</text:span><text:span text:style-name="T12">apitolul patru se va concentra pe aspectele tehnice ale lucrării. Astfel, vom discuta în detaliu despre arhitectura folosită, vom prezenta metodele şi instrumentele puse la dispoziţie de Django şi uşurinţa cu care poate fi dezvotată o aplicaţie folosindu-le şi vom încerca să înţelegem cum funcţionează câţiva algoritmi de sumarizare.</text:span></text:p>
      <text:p text:style-name="P35"><text:span text:style-name="T12"><text:tab/></text:span><text:span text:style-name="T14">Î</text:span><text:span text:style-name="T13">n capitolul cinci va fi rezervat prezentării îmbunătăţirilor </text:span><text:span text:style-name="T14">care nu au putut fi prezente în varianta aceasta a aplicaţiei, dar pe care le vom adăuga în versiuni viitoare ale acesteia.</text:span></text:p>
      <text:p text:style-name="P35"><text:span text:style-name="T12"/></text:p>
      <text:p text:style-name="P35"><text:span text:style-name="T12"/></text:p>
      <text:p text:style-name="P17"/>
      <text:p text:style-name="P18"/>
      <text:p text:style-name="P18"/>
      <text:p text:style-name="P18"/>
      <text:h text:style-name="P42" text:outline-level="1"><text:soft-page-break/></text:h>
      <text:h text:style-name="P43" text:outline-level="1"><text:bookmark-start text:name="__RefHeading___Toc215_4293233207"/>2. Tehnologii utilizate<text:bookmark-end text:name="__RefHeading___Toc215_4293233207"/></text:h>
      <text:h text:style-name="P48" text:outline-level="2"><text:bookmark-start text:name="__RefHeading___Toc313_4293233207"/><text:span text:style-name="T16"><text:s text:c="6"/>2.1. Python</text:span><text:bookmark-end text:name="__RefHeading___Toc313_4293233207"/></text:h>
      <text:p text:style-name="P30"><text:span text:style-name="T22"/></text:p>
      <text:p text:style-name="P20"><text:span text:style-name="T15"><text:tab/></text:span><text:span text:style-name="T19">Python este un limbaj de programare foarte cunoscut, open source, </text:span><text:span text:style-name="T20">interpretat,</text:span><text:span text:style-name="T19"> creat de Guido van Rossum şi lansat către public în anul 1991. </text:span><text:span text:style-name="T20">Acesta a fost dezvoltat cu gândul de a fi un limbaj uşor de scris şi de citit, astfel că sintaxa preferă cuvintele în locul simbolurilor, blocurile de cod sunt delimitate de indentare, finalul de linie nu necesită prezenţa semnului „ ; ”, tipul variabilelor este stabilit de interpretator la momentul rulării </text:span><text:span text:style-name="T21">şi aşa mai departe</text:span><text:span text:style-name="T20">. </text:span></text:p>
      <text:p text:style-name="P21"><text:span text:style-name="T20"><text:tab/>Cu toate acestea Python reuşeste să fie un limbaj foarte complex şi capabil, </text:span><text:span text:style-name="T21">suportând mai multe paradigme de programare precum programarea orientată pe obiecte, programarea functională, programarea procedurală sau programarea imperativă. Aplicaţiile sale sunt, de asemenea, numeroase, el fiind folosit în domenii precum inteligenţa artificială, robotică, scripting, </text:span><text:span text:style-name="T32">jocuri, </text:span><text:span text:style-name="T21">aplicaţii web etc.</text:span></text:p>
      <text:p text:style-name="P21"><text:span text:style-name="T21"><text:tab/></text:span><text:span text:style-name="T32">Important de reţinut este faptul că, în momentul acesta, sunt două versiuni de Python suportate: Python 2 şi Python 3. Interesant este că aceste variante nu sunt compatibile între ele. În lucrarea de faţă, se va folosi Python 3 întrucât aceasta este versiunea oficială aflată în dezvoltare, Python 2 urmând să fie întrerupt din 2020.</text:span></text:p>
      <text:p text:style-name="P21"><text:span text:style-name="T32"><text:tab/></text:span><text:span text:style-name="T46">TODO: Scipy, nltk şi alte librării importante</text:span></text:p>
      <text:h text:style-name="P47" text:outline-level="2"><text:bookmark-start text:name="__RefHeading___Toc315_4293233207"/><text:span text:style-name="T17"><text:tab/>2.2. Django</text:span><text:bookmark-end text:name="__RefHeading___Toc315_4293233207"/></text:h>
      <text:p text:style-name="P22"><text:span text:style-name="T24"/></text:p>
      <text:p text:style-name="P23"><text:span text:style-name="T24"><text:tab/></text:span><text:span text:style-name="T25">Django este un framework web creat în 2003 şi lansat către public în 2005 construit în întregime în Python, care permite crearea de aplicaţii web foarte uşor. Este contruit în jurul arhitecturii MVC (Model-View-Controller) punând accent pe reutilizarea codului şi modularitate.</text:span></text:p>
      <text:p text:style-name="P24"><text:span text:style-name="T25"><text:tab/></text:span><text:span text:style-name="T23">Pe lângă Django, un alt framework web în Python este Flask. Acesta din urmă are avantajul că oferă o libertate sporită dezvoltatorului asupra aplicaţiei pe care vrea să o dezvolte. Totuşi, acest framework este relativ nou comparativ cu Django </text:span><text:span text:style-name="T26">(fiind lansat în 2010), iar din acest motiv comunitatea nu este la fel de mare. Prin urmare, vom alege Django pentru această lucrare întrucât suportul sporit din partea comunităţii şi utilităţile puse la dispoziţie de acesta ne vor uşura considerabil munca.</text:span></text:p>
      <text:p text:style-name="P24"><text:span text:style-name="T26"><text:tab/>Câteva </text:span><text:span text:style-name="T27">site-uri</text:span><text:span text:style-name="T26"> cunoscute dezvoltate cu Django sunt: Mozilla, Instagram, Bitbucket, The Washington Times, Dropbox şi multe altele.</text:span></text:p>
      <text:p text:style-name="P24"><text:soft-page-break/><text:span text:style-name="T26"><text:tab/></text:span><text:span text:style-name="T28">Un proiect dezvoltat în Django este împărţit în mai multe module de sine stătătoare, denumite „aplicaţii”. Avantajul unei astfel de structuri este acela că se pot copia aplicaţii de la un proiect la altul, fără a fi nevoie de modificări suplimentare. Singurul lucru necesar fiind specificarea denumirii noii aplicaţii în variabila INSTALLED_APPS din fișierul settings.py al aplicaţiei principale. </text:span><text:span text:style-name="T29">Pentru a evita orice fel de confuzie, pe parcursul lucrării, prin „aplicaţie” ne vom referi la întregul proiect, urmând să fie specificate explicit cazurile în care ne referim la o aplicaţie Django.</text:span></text:p>
      <text:p text:style-name="P24"><text:span text:style-name="T29"><text:tab/></text:span><text:span text:style-name="T30">Pentru a facilita dezvoltarea de aplicaţii web dinamice, Django include propriul său limbaj de template. Acest limbaj poate fi inclus în documentele HTML ale aplicaţiei şi permite utilizarea instrucţiunilor </text:span><text:span text:style-name="T31">specifice unui limbaj de programare precum</text:span><text:span text:style-name="T30"> </text:span><text:span text:style-name="T47">if-else, for, while</text:span><text:span text:style-name="T48"> etc sau de a prezenta informaţi</text:span><text:span text:style-name="T49">le</text:span><text:span text:style-name="T48"> trimise de către server. Mai mult, folosind acest limbaj, este posibilă extinderea fişierelor </text:span><text:span text:style-name="T49">HTML </text:span><text:span text:style-name="T48">sau includerea acestora în fişierul curent, astfel facilitând reutilizarea codului şi </text:span><text:span text:style-name="T49">asigurând o consistenţă sporită a aplicaţiei.</text:span></text:p>
      <text:p text:style-name="P24"><text:span text:style-name="T30"><text:tab/></text:span><text:span text:style-name="T31">Un alt supliment oferit de Django este propriul ORM (Object-Relational Mapping) care <text:s/>uşurează foarte mult lucrul cu baza de date în aplicaţie.</text:span></text:p>
      <text:h text:style-name="Heading_20_2" text:outline-level="2"><text:bookmark-start text:name="__RefHeading___Toc317_4293233207"/><text:tab/><text:span text:style-name="T18">2.3. HTML şi CSS</text:span><text:bookmark-end text:name="__RefHeading___Toc317_4293233207"/></text:h>
      <text:p text:style-name="P26"><text:span text:style-name="T34"><text:tab/></text:span></text:p>
      <text:p text:style-name="P27"><text:span text:style-name="T34"><text:tab/></text:span><text:span text:style-name="T35">Bineînţeles, o aplicaţie web nu ar fi posibilă fără HTML şi CSS. Aceste două standarde, împreună cu JavaScript, alcătuiesc </text:span><text:span text:style-name="T36">stau la </text:span><text:span text:style-name="T35">baza a tot ce</text:span><text:span text:style-name="T36">ea ce</text:span><text:span text:style-name="T35"> vedem pe web </text:span><text:span text:style-name="T37">şi sunt întreţinute de World Wide Web Consortium (W3C)</text:span><text:span text:style-name="T35">. </text:span></text:p>
      <text:p text:style-name="P28"><text:span text:style-name="T35"><text:tab/></text:span><text:span text:style-name="T36">HTML (Hypertext Markup Language) este limbajul standard de creare a paginilor web. Prin intermediul tagurilor şi a atributelor acestora, browserul reuşeste să construiască pagina cerută. </text:span></text:p>
      <text:p text:style-name="P29"><text:span text:style-name="T38"><text:tab/></text:span><text:span text:style-name="T39">CSS (Cascading Style Sheets) oferă aspectul grafic paginilor web. Deşi este folosit cel mai mult împreună cu HTML, acesta poate fi folosit şi cu orice document XML. </text:span><text:span text:style-name="T41">Cele mai importante avantaje ale acestui limbaj sunt posibilitatea de a schimba aspectul mai multor elemente modificând doar câteva linii din documentul CSS şi posibilitatea de a crea o schemă de prioritate pentru toate regulile astfel încât rezultatul final să poată fi deductibil.</text:span></text:p>
      <text:p text:style-name="P29"><text:span text:style-name="T41"><text:tab/></text:span><text:span text:style-name="T42">Deşi aceste două limbaje sunt foarte simple şi uşor de înţeles, atunci când dezvoltăm aplicaţii mai mari, documentele HTML şi CSS pot deveni destul de complicate. Pentru a permite dezvoltatorilor să se concentreze mai mult pe aspectele tehnice ale aplicaţiei şi nu pe aspect, a fost dezvoltat framework-ul Bootstrap. Aflat acum la versiunea 4, Bootstrap ofera o mulţime de componente HTML şi CSS care pot fi combinate într-o mulţime de moduri diferite pentru a obţine o interfaţă grafică plăcută şi unică cu un efort minim.</text:span></text:p>
      <text:h text:style-name="Heading_20_2" text:outline-level="2"><text:bookmark-start text:name="__RefHeading___Toc319_4293233207"/><text:span text:style-name="T42"><text:tab/></text:span><text:span text:style-name="T18">2.4. JavaScript</text:span><text:bookmark-end text:name="__RefHeading___Toc319_4293233207"/></text:h>
      <text:p text:style-name="P25"/>
      <text:p text:style-name="P19"><text:soft-page-break/><text:span text:style-name="T40"><text:tab/></text:span><text:span text:style-name="T43">JavaScript este un limbaj de programare, dezvoltat în 1995, care permite crearea de pagini web dinamice. Împreună cu HTML şi CSS, JavaScript completează trioul care alcătuieşte nucleul tehnologiilor W3C. </text:span></text:p>
      <text:p text:style-name="P19"><text:span text:style-name="T43"><text:tab/></text:span><text:span text:style-name="T44">Deşi sintaxa este simplă, JavaScript este capabil să folosească paradigme de programare precum programarea orientată pe obiecte, programarea functională, programarea imperativă sau cea bazată pe evenimente. De asemenea, deși denumirea ar putea sugera contrariul, JavaScript şi Java sunt două limbaje de programare total diferite.</text:span></text:p>
      <text:p text:style-name="P19"><text:span text:style-name="T44"><text:tab/>Mai mult, deşi acest limbaj este gândit pentru a rula în partea clientului (client-side), de-a lungul timpului, odată cu creşterea popularităţii sale, au început să apară framework-uri care permit dezvoltarea părţii server-ului (server-side) folosind tot JavaScript. Exemple de astfel de framework-uri pot fi: Node.js, Angual.js, ReactJS, Meteor.js și multe altele. Un lucru similar s-a întâmplat cu PHP.</text:span></text:p>
      <text:p text:style-name="P29"><text:span text:style-name="T41"/></text:p>
      <text:p text:style-name="P29"><text:span text:style-name="T39"/></text:p>
      <text:p text:style-name="P29"><text:span text:style-name="T39"/></text:p>
      <text:p text:style-name="P29"><text:span text:style-name="T39"/></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h text:style-name="P44" text:outline-level="1"><text:bookmark-start text:name="__RefHeading___Toc217_4293233207"/>3. Deschiderea aplicaţiei<text:bookmark-end text:name="__RefHeading___Toc217_4293233207"/></text:h>
      <text:h text:style-name="P44" text:outline-level="1"><text:bookmark-start text:name="__RefHeading___Toc219_4293233207"/>4. Arhitectura aplicaţiei<text:bookmark-end text:name="__RefHeading___Toc219_4293233207"/></text:h>
      <text:p text:style-name="P37"><text:span text:style-name="T34">D</text:span><text:span text:style-name="T33">isec o aplicație și ii discut structura (template-uri, static, fiecare fisier python etc)</text:span></text:p>
      <text:h text:style-name="P44" text:outline-level="1"><text:bookmark-start text:name="__RefHeading___Toc221_4293233207"/>5. Îmbunătăţiri ulterioare<text:bookmark-end text:name="__RefHeading___Toc221_4293233207"/></text:h>
      <text:h text:style-name="P44" text:outline-level="1"><text:bookmark-start text:name="__RefHeading___Toc223_4293233207"/>6. Concluzii<text:bookmark-end text:name="__RefHeading___Toc223_429323320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officeooo:rsid="000867a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7c33e" officeooo:paragraph-rsid="0017c33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06:43:28.931106481</meta:creation-date>
    <meta:generator>LibreOffice/5.4.2.2$Linux_X86_64 LibreOffice_project/40m0$Build-2</meta:generator>
    <dc:date>2018-02-10T09:39:41.987348566</dc:date>
    <meta:editing-duration>PT1H28M4S</meta:editing-duration>
    <meta:editing-cycles>8</meta:editing-cycles>
    <meta:document-statistic meta:table-count="0" meta:image-count="0" meta:object-count="0" meta:page-count="10" meta:paragraph-count="57" meta:word-count="1327" meta:character-count="8853" meta:non-whitespace-character-count="7526"/>
  </office:meta>
</office:document-meta>
</file>